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rmologion Ucs" svg:font-family="'Irmologion Ucs'"/>
    <style:font-face style:name="Irmologion ieUcs" svg:font-family="'Irmologion ieUcs'"/>
    <style:font-face style:name="Verdana" svg:font-family="Verdana"/>
    <style:font-face style:name="Tahoma1" svg:font-family="Tahoma" style:font-family-generic="swiss"/>
    <style:font-face style:name="Irmologion ieUcs1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.052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1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style:font-name="Irmologion ieUcs1" fo:font-size="12pt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Irmologion ieUcs1" fo:font-size="12pt" style:font-size-asian="12pt" style:font-size-complex="12pt"/>
    </style:style>
    <style:style style:name="P6" style:family="paragraph" style:parent-style-name="Standard">
      <style:paragraph-properties style:writing-mode="lr-tb"/>
      <style:text-properties fo:font-variant="normal" fo:text-transform="none" fo:color="#440500" style:font-name="Irmologion ieUcs1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1" fo:font-size="12pt" fo:letter-spacing="normal" fo:font-style="normal" fo:font-weight="normal" style:font-size-asian="12pt" style:font-size-complex="12pt"/>
    </style:style>
    <style:style style:name="T1" style:family="text">
      <style:text-properties fo:color="#e50000"/>
    </style:style>
    <style:style style:name="T2" style:family="text">
      <style:text-properties fo:font-variant="normal" fo:text-transform="none" fo:color="#e50000" style:text-line-through-style="none" style:font-name="Irmologion ieUcs1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e5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psalom3"/><text:a xlink:type="simple" xlink:href="http://psaltyr.orthodoxy.ru/psaltyr_cs.html#top" text:style-name="Internet_20_link" text:visited-style-name="Visited_20_Internet_20_Link"><text:span text:style-name="T2">а7.Pал0мъ дв7ду, внегдA tбэгaше t лицA ґвессалHма сhна своегw2, г7.</text:span></text:a></text:p>
      <text:p text:style-name="P3"><text:span text:style-name="T1">в7.Г</text:span>Dи, чт0 сz ўмн0жиша стужaющіи ми2; мн0зи востаю1тъ на мS, <text:span text:style-name="T1">г7.</text:span>Мн0зи глаг0лютъ души2 моeй: нёсть сп7сeніz є3мY въ бз7э є3гw2: <text:span text:style-name="T1">д7.</text:span>Тh же гDи, застyпникъ м0й є3си2, слaва моS, и3 возносsй главY мою2. <text:span text:style-name="T1">є7.</text:span>Глaсомъ мои1мъ ко гDу воззвaхъ, и3 ўслhша мS t горы2 с™hz своеS. <text:span text:style-name="T1">ѕ7.</text:span>Ѓзъ ўснyхъ, и3 спaхъ, востaхъ, ћкw гDь застyпитъ мS. <text:span text:style-name="T1">з7.</text:span>Не ўбою1сz t тє1мъ людeй, o4крестъ напaдающихъ на мS. <text:span text:style-name="T1">и7.</text:span>Воскrни2, гDи, сп7си1 мz б9е м0й: ћкw ты2 порази1лъ є3си2 вс‰ враждyющыz ми2 всyе, зyбы грёшникwвъ сокруши1лъ є3си2. <text:span text:style-name="T1">f7.</text:span>ГDне є4сть сп7сeніе, и3 на лю1дехъ твои1хъ бlгословeніе твоE.</text:p>
      <text:p text:style-name="P5"/>
      <text:p text:style-name="P6"/>
      <text:p text:style-name="P1"><text:bookmark text:name="psalom16"/><text:a xlink:type="simple" xlink:href="http://psaltyr.orthodoxy.ru/psaltyr_cs.html#top" text:style-name="Internet_20_link" text:visited-style-name="Visited_20_Internet_20_Link"><text:span text:style-name="T2">Моли1тва дв7ду, ѕ7i.</text:span></text:a></text:p>
      <text:p text:style-name="P4"><text:span text:style-name="T3">а7.У</text:span><text:span text:style-name="T4">слhши, гDи, прaвду мою2, вонми2 молeнію моемY, внуши2 моли1тву мою2 не во ўстнaхъ льсти1выхъ. </text:span><text:span text:style-name="T3">в7.</text:span><text:span text:style-name="T4">T лицA твоегw2 судьбA моS и3зhдетъ: џчи мои2 да ви1дита правwты2. </text:span><text:span text:style-name="T3">г7.</text:span><text:span text:style-name="T4">И#скуси1лъ є3си2 сeрдце моE, посэти1лъ є3си2 н0щію: и3скуси1лъ мS є3си2, и3 не њбрётесz во мнЁ непрaвда. </text:span><text:span text:style-name="T3">д7.</text:span><text:span text:style-name="T4">Ћкw да не возглаг0лютъ ўстA мо‰ дёлъ человёческихъ, за словесA ўстeнъ твои1хъ ѓзъ сохрани1хъ пути6 жeстwки. </text:span><text:span text:style-name="T3">є7.</text:span><text:span text:style-name="T4">Соверши2 стwпы2 мо‰ во стезsхъ твои1хъ, да не подви1жутсz стwпы2 мо‰. </text:span><text:span text:style-name="T3">ѕ7.</text:span><text:span text:style-name="T4">Ѓзъ воззвaхъ, ћкw ўслhшалъ мS є3си2 б9е: приклони2 ќхо твоE мнЁ, и3 ўслhши глаг0лы мо‰. </text:span><text:span text:style-name="T3">з7.</text:span><text:span text:style-name="T4">Ўдиви2 млcти тво‰, сп7сazй ўповaющыz на тS t проти1вzщихсz десни1цэ твоeй: </text:span><text:span text:style-name="T3">и7.</text:span><text:span text:style-name="T4">Сохрани1 мz, гDи, ћкw зёницу џка: въ кр0вэ крилY твоє1ю покрhеши мS, </text:span><text:span text:style-name="T3">f7.</text:span><text:span text:style-name="T4">T лицA нечести1выхъ њстрaстшихъ мS, врази2 мои2 дyшу мою2 њдержaша, </text:span><text:span text:style-name="T3">i7.</text:span><text:span text:style-name="T4">Тyкъ св0й затвори1ша: ўстA и4хъ глаг0лаша гордhню. </text:span><text:span text:style-name="T3">а7i.</text:span><text:span text:style-name="T4">И#згонsщіи мS ны1нэ њбыд0ша мS, џчи свои2 возложи1ша ўклони1ти на зeмлю. </text:span><text:span text:style-name="T3">в7i.</text:span><text:span text:style-name="T4">Њб8sша мS ћкw лeвъ гот0въ на л0въ, и3 ћкw скЂменъ њбитazй въ тaйныхъ. </text:span><text:span text:style-name="T3">г7i.</text:span><text:span text:style-name="T4">Воскrни2, гDи, предвари2 |, и3 запни2 и5мъ, и3збaви дyшу мою2 t нечести1вагw, nрyжіе твоE t вр†гъ руки2 твоеS, </text:span><text:span text:style-name="T3">д7i.</text:span><text:span text:style-name="T4">ГDи, t мaлыхъ t земли2: раздэли2 | въ животЁ и4хъ, и3 сокровeнныхъ твои1хъ и3сп0лнисz чрeво и4хъ: насhтишасz сынHвъ, и3 њстaвиша њстaнки младeнцємъ свои6мъ. </text:span><text:span text:style-name="T3">є7i.</text:span><text:span text:style-name="T4">Ѓзъ же прaвдою kвлю1сz лицY твоемY: насhщусz внегдA kви1тимисz слaвэ твоeй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rmologion Ucs" svg:font-family="'Irmologion Ucs'"/>
    <style:font-face style:name="Irmologion ieUcs" svg:font-family="'Irmologion ieUcs'"/>
    <style:font-face style:name="Verdana" svg:font-family="Verdana"/>
    <style:font-face style:name="Tahoma1" svg:font-family="Tahoma" style:font-family-generic="swiss"/>
    <style:font-face style:name="Irmologion ieUcs1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letter-kerning="true" style:font-size-asian="12pt" style:language-asian="ja" style:country-asian="JP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o" fo:country="none" style:letter-kerning="true" style:font-name-asian="MS PMincho" style:font-size-asian="12pt" style:language-asian="ja" style:country-asian="JP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1T13:50:33.23</meta:creation-date>
    <dc:date>2017-05-31T14:52:41.10</dc:date>
    <meta:editing-duration>PT10M23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4" meta:word-count="301" meta:character-count="1982"/>
  </office:meta>
</office:document-meta>
</file>